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90000023957A6049C29E8B779.png" manifest:media-type="image/png"/>
  <manifest:file-entry manifest:full-path="Pictures/10000000000003CB0000024EAAF5B66DA627C0EE.png" manifest:media-type="image/png"/>
  <manifest:file-entry manifest:full-path="Pictures/10000000000003C9000002521AF1379371851D1E.png" manifest:media-type="image/png"/>
  <manifest:file-entry manifest:full-path="Pictures/10000000000003C60000023297CE509F9628A3FB.png" manifest:media-type="image/png"/>
  <manifest:file-entry manifest:full-path="Pictures/10000000000005240000008EE16DE91B820B67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167a" officeooo:paragraph-rsid="0002167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9</text:p>
      <text:p text:style-name="P1"><draw:frame draw:style-name="fr2" draw:name="Figura1" text:anchor-type="paragraph" svg:width="17cm" svg:height="9.982cm" draw:z-index="1"><draw:image xlink:href="Pictures/10000000000003C90000023957A6049C29E8B779.png" xlink:type="simple" xlink:show="embed" xlink:actuate="onLoad"/></draw:frame></text:p>
      <text:p text:style-name="P1"><draw:frame draw:style-name="fr2" draw:name="Figura2" text:anchor-type="paragraph" svg:width="17cm" svg:height="10.329cm" draw:z-index="2"><draw:image xlink:href="Pictures/10000000000003CB0000024EAAF5B66DA627C0E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Figura3" text:anchor-type="paragraph" svg:width="17cm" svg:height="10.421cm" draw:z-index="3"><draw:image xlink:href="Pictures/10000000000003C9000002521AF1379371851D1E.png" xlink:type="simple" xlink:show="embed" xlink:actuate="onLoad"/></draw:frame></text:p>
      <text:p text:style-name="P1"><draw:frame draw:style-name="fr1" draw:name="Figura4" text:anchor-type="paragraph" svg:width="17cm" svg:height="9.89cm" draw:z-index="0"><draw:image xlink:href="Pictures/10000000000003C60000023297CE509F9628A3FB.png" xlink:type="simple" xlink:show="embed" xlink:actuate="onLoad"/></draw:frame></text:p>
      <text:p text:style-name="P1"><draw:frame draw:style-name="fr2" draw:name="Figura5" text:anchor-type="paragraph" svg:width="17cm" svg:height="1.833cm" draw:z-index="4"><draw:image xlink:href="Pictures/10000000000005240000008EE16DE91B820B6708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1:33:10.696000000</meta:creation-date>
    <dc:date>2018-04-09T12:11:40.747000000</dc:date>
    <meta:editing-duration>PT38M25S</meta:editing-duration>
    <meta:editing-cycles>11</meta:editing-cycles>
    <meta:generator>LibreOffice/5.3.1.2$Windows_X86_64 LibreOffice_project/e80a0e0fd1875e1696614d24c32df0f95f03deb2</meta:generator>
    <meta:document-statistic meta:table-count="0" meta:image-count="5" meta:object-count="0" meta:page-count="2" meta:paragraph-count="1" meta:word-count="1" meta:character-count="2" meta:non-whitespace-character-count="2"/>
  </office:meta>
</office:document-meta>
</file>